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772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2807in"/>
    </style:style>
    <style:style style:name="co12" style:family="table-column">
      <style:table-column-properties fo:break-before="auto" style:column-width="1.8008in"/>
    </style:style>
    <style:style style:name="co13" style:family="table-column">
      <style:table-column-properties fo:break-before="auto" style:column-width="1.2425in"/>
    </style:style>
    <style:style style:name="co14" style:family="table-column">
      <style:table-column-properties fo:break-before="auto" style:column-width="1.3819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0398in"/>
    </style:style>
    <style:style style:name="co17" style:family="table-column">
      <style:table-column-properties fo:break-before="auto" style:column-width="1.5598in"/>
    </style:style>
    <style:style style:name="co18" style:family="table-column">
      <style:table-column-properties fo:break-before="auto" style:column-width="1.3693in"/>
    </style:style>
    <style:style style:name="co19" style:family="table-column">
      <style:table-column-properties fo:break-before="auto" style:column-width="1.4201in"/>
    </style:style>
    <style:style style:name="co20" style:family="table-column">
      <style:table-column-properties fo:break-before="auto" style:column-width="1.7874in"/>
    </style:style>
    <style:style style:name="co21" style:family="table-column">
      <style:table-column-properties fo:break-before="auto" style:column-width="1.7366in"/>
    </style:style>
    <style:style style:name="co22" style:family="table-column">
      <style:table-column-properties fo:break-before="auto" style:column-width="1.5339in"/>
    </style:style>
    <style:style style:name="co23" style:family="table-column">
      <style:table-column-properties fo:break-before="auto" style:column-width="2.1173in"/>
    </style:style>
    <style:style style:name="co24" style:family="table-column">
      <style:table-column-properties fo:break-before="auto" style:column-width="1.72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cccccc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5ce"/>
    </style:style>
    <style:style style:name="ce2" style:family="table-cell" style:parent-style-name="Default" style:data-style-name="N3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ferenc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office:value-type="string" calcext:value-type="string">
            <text:p>Some analysts use graphs containing both directed and undirected edg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hain graph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y have hierarchical combinations of directed (Bayesian) and undirected (Markov) network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xed graph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ve both directed and undirected edges.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epresented in logical notation as G = (V, Ed, Eu). Ed = directed edges, Eu = undirected edg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undirected edges can be treated as two directed edges for many common types of analytics..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ixed graphs are considered messy by some analysts, but can serve a purpos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ong with notation in modelling (see below), would also need to be able to denote type of each edg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nd it raises the possibility of having both Ed and Eu between {v1, v2}, which could bring more analytical challeng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 semantic question arises as to whether non-directed edges interpreted as bi-directional directions should be assumed to carry a causal predicate, or not.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ch questions about causality may be relevant in certain kinds of models, analytic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 for that matter, with almost any kind of connec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me mixed graphs use.. 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Double-arrowheads to indicate bi-directional causality. When the two nodes have the same effect on each othe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 arrowheads if the shared predicate is non-causal. For example “distance between” could be considered a non-causal rel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n both cases, the non-directed edge could still be treated as two vectors in analytical algorithms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ing arrowheads generally implies some kind of direct causal relationship, understood broadly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 circular arrowheads to represent latent causality. That is, the node/s is/are affected, eventually, by the predic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usal Graphs in Bayesian Network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is is a set of graphs where semantic causality and not just scoring or weighting comes into play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 acyclic partially directed graph (PDAG) has both directed and undirected edges. It contains no <text:span text:style-name="T1">directed</text:span> cycl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completed PDAG is called a CPDAG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s fairly complicated. See: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https://www.jmlr.org/papers/volume2/chickering02a/chickering02a.pd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s type of graph may offer improved speed for search algorithms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tology" table:style-name="ta1">
        <table:table-column table:style-name="co2" table:number-columns-repeated="9" table:default-cell-style-name="ce3"/>
        <table:table-row table:style-name="ro1">
          <table:table-cell office:value-type="string" calcext:value-type="string">
            <text:p>Every Node or Edge Label can be described as an element in an Ontolog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ngs that can be defined formally might includ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tributes of the N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ribute N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tribute Data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 types (Labels) of Edges are permitted to connect to the N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ttributes of the Ed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ribute N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tribute Data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 types (Labels) of Nodes are permitted to connect to the Ed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ether an Edge is directional or undirected (assumed bi-directional for no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 directed, what types (Label) of Node are permitted on the From s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 directed, what types (Label) of Node are permitted on the To si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imum degree permitted on a N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um degree required on a No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 of Edge types (Labels) that a node can connect with more than onc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e the Protege model for example of Saskan ontology so fa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, in turn, was reduced from a “Schema” designed using JS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 the exercise in this spreadsheet, I want to start from pretty simple attribute lists of various kinds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compare what I come up with against the Ontology. See if either the labeling or the ont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ld then be improved, refactored in a useful way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 not want to just list a lot of attributes in this workbook. I have a relational data model built 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 the old, detailed “schema”. Focus here should be on: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1) </text:p>
          </table:table-cell>
          <table:table-cell office:value-type="string" calcext:value-type="string">
            <text:p>having an actual inventory of items (nodes), not an abstract schema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2)</text:p>
          </table:table-cell>
          <table:table-cell office:value-type="string" calcext:value-type="string">
            <text:p>identifying important, useful relationships between them</text:p>
          </table:table-cell>
          <table:table-cell table:number-columns-repeated="7"/>
        </table:table-row>
        <table:table-row table:style-name="ro1">
          <table:table-cell table:number-columns-repeated="9"/>
        </table:table-row>
      </table:table>
      <table:table table:name="Local_Space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ce12"/>
        <table:table-column table:style-name="co8" table:default-cell-style-name="ce20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3" table:default-cell-style-name="Default"/>
        <table:table-column table:style-name="co2" table:number-columns-repeated="1006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body_type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9" office:value-type="string" calcext:value-type="string">
            <text:p>avg_distance (km)</text:p>
          </table:table-cell>
          <table:table-cell table:style-name="ce19" office:value-type="string" calcext:value-type="string">
            <text:p>min_distance (km)</text:p>
          </table:table-cell>
          <table:table-cell table:style-name="ce19" office:value-type="string" calcext:value-type="string">
            <text:p>max_distance (km)</text:p>
          </table:table-cell>
          <table:table-cell table:style-name="ce1"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moons]</text:p>
          </table:table-cell>
          <table:table-cell table:number-columns-repeated="2"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2"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P2]-([.P2]*0.35)" office:value-type="float" office:value="227.5" calcext:value-type="float">
            <text:p>228</text:p>
          </table:table-cell>
          <table:table-cell table:style-name="ce2" table:formula="of:=[.P2]+([.P2]*0.35)" office:value-type="float" office:value="472.5" calcext:value-type="float">
            <text:p>473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planets/wanderers]</text:p>
          </table:table-cell>
          <table:table-cell table:number-columns-repeated="2"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2"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2" office:value-type="float" office:value="384000" calcext:value-type="float">
            <text:p>384,000</text:p>
          </table:table-cell>
          <table:table-cell table:style-name="ce2" table:formula="of:=[.P3]-([.P3]*0.0012)" office:value-type="float" office:value="383539.2" calcext:value-type="float">
            <text:p>383,539</text:p>
          </table:table-cell>
          <table:table-cell table:style-name="ce2" table:formula="of:=[.P3]+([.P3]*0.0012)" office:value-type="float" office:value="384460.8" calcext:value-type="float">
            <text:p>384,461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star ships]</text:p>
          </table:table-cell>
          <table:table-cell table:number-columns-repeated="2"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2"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2" office:value-type="float" office:value="149600000" calcext:value-type="float">
            <text:p>149,600,000</text:p>
          </table:table-cell>
          <table:table-cell table:style-name="ce2" table:formula="of:=[.P4]-([.P4]*0.0167)" office:value-type="float" office:value="147101680" calcext:value-type="float">
            <text:p>147,101,680</text:p>
          </table:table-cell>
          <table:table-cell table:style-name="ce2" table:formula="of:=[.P4]+([.P4]*0.0167)" office:value-type="float" office:value="152098320" calcext:value-type="float">
            <text:p>152,098,320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stars/galaxies]</text:p>
          </table:table-cell>
          <table:table-cell table:number-columns-repeated="2"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2"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2" office:value-type="float" office:value="326000" calcext:value-type="float">
            <text:p>326,000</text:p>
          </table:table-cell>
          <table:table-cell table:style-name="ce2" table:formula="of:=[.P5]-([.P5]*0.0012)" office:value-type="float" office:value="325608.8" calcext:value-type="float">
            <text:p>325,609</text:p>
          </table:table-cell>
          <table:table-cell table:style-name="ce2" table:formula="of:=[.P5]+([.P5]*0.0012)" office:value-type="float" office:value="326391.2" calcext:value-type="float">
            <text:p>326,391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number-columns-repeated="9"/>
          <table:table-cell table:style-name="ce13"/>
          <table:table-cell table:style-name="ce19"/>
          <table:table-cell table:style-name="ce1"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vor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6"/>
        </table:table-row>
        <table:table-row table:style-name="ro2">
          <table:table-cell table:style-name="ce13"/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13"/>
          <table:table-cell table:style-name="ce19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11"/>
        </table:table-row>
        <table:table-row table:style-name="ro2" table:number-rows-repeated="1048530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Lurabar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 table:number-columns-repeated="3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3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6"/>
        </table:table-row>
        <table:table-row table:style-name="ro2">
          <table:table-cell table:style-name="ce13"/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table:style-name="ce13"/>
          <table:table-cell table:style-name="ce19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 table:number-columns-repeated="9"/>
          <table:table-cell table:style-name="ce1"/>
          <table:table-cell table:number-columns-repeated="100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2"/>
        </table:table-row>
        <table:table-row table:style-name="ro2" table:number-rows-repeated="1048547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askantinon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/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/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6"/>
        </table:table-row>
        <table:table-row table:style-name="ro2">
          <table:table-cell table:style-name="ce13"/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 office:value-type="string" calcext:value-type="string">
            <text:p>forest</text:p>
          </table:table-cell>
          <table:table-cell/>
          <table:table-cell table:style-name="ce13"/>
          <table:table-cell table:style-name="ce19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ake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lake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6"/>
        </table:table-row>
        <table:table-row table:style-name="ro2" table:number-rows-repeated="1048546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e Heliopticon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/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style-name="ce13"/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 table:style-name="ce13"/>
          <table:table-cell table:style-name="ce19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Jivákal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 table:number-rows-repeated="104850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Borded Federation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/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style-name="ce13"/>
          <table:table-cell table:number-columns-repeated="5"/>
          <table:table-cell table:style-name="ce13"/>
          <table:table-cell table:style-name="ce19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6"/>
        </table:table-row>
        <table:table-row table:style-name="ro2" table:number-rows-repeated="1048539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Kahila Lands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/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6"/>
        </table:table-row>
        <table:table-row table:style-name="ro2">
          <table:table-cell table:style-name="ce13"/>
          <table:table-cell table:number-columns-repeated="5"/>
          <table:table-cell table:style-name="ce13"/>
          <table:table-cell table:style-name="ce19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6"/>
        </table:table-row>
        <table:table-row table:style-name="ro2" table:number-rows-repeated="5">
          <table:table-cell table:number-columns-repeated="1017"/>
        </table:table-row>
        <table:table-row table:style-name="ro2">
          <table:table-cell table:number-columns-repeated="14"/>
          <table:table-cell table:style-name="ce1"/>
          <table:table-cell table:number-columns-repeated="1002"/>
        </table:table-row>
        <table:table-row table:style-name="ro2" table:number-rows-repeated="1048556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Outer Lands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/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style-name="ce13"/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 table:style-name="ce13"/>
          <table:table-cell table:style-name="ce19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8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outhern Lands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4" office:value-type="string" calcext:value-type="string">
            <text:p>cultura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6"/>
        </table:table-row>
        <table:table-row table:style-name="ro2">
          <table:table-cell table:style-name="ce13"/>
          <table:table-cell table:number-columns-repeated="6"/>
          <table:table-cell table:style-name="ce13"/>
          <table:table-cell table:style-name="ce19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1"/>
          <table:table-cell table:number-columns-repeated="1002"/>
        </table:table-row>
        <table:table-row table:style-name="ro2" table:number-rows-repeated="104855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eir Lands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2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number-columns-repeated="2" table:default-cell-style-name="Default"/>
        <table:table-column table:style-name="co24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4" office:value-type="string" calcext:value-type="string">
            <text:p>cultura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table:number-columns-repeated="2"/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ic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4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ic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4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Geographic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4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6"/>
        </table:table-row>
        <table:table-row table:style-name="ro2">
          <table:table-cell table:style-name="ce13"/>
          <table:table-cell table:number-columns-repeated="6"/>
          <table:table-cell table:style-name="ce13"/>
          <table:table-cell table:style-name="ce19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1"/>
          <table:table-cell table:number-columns-repeated="1002"/>
        </table:table-row>
        <table:table-row table:style-name="ro2" table:number-rows-repeated="104855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Border Lands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ce15"/>
        <table:table-column table:style-name="co5" table:default-cell-style-name="Default"/>
        <table:table-column table:style-name="co2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ce12"/>
        <table:table-column table:style-name="co8" table:default-cell-style-name="ce20"/>
        <table:table-column table:style-name="co12" table:number-columns-repeated="2" table:default-cell-style-name="Default"/>
        <table:table-column table:style-name="co21" table:default-cell-style-name="Default"/>
        <table:table-column table:style-name="co3" table:default-cell-style-name="ce12"/>
        <table:table-column table:style-name="co4" table:default-cell-style-name="ce17"/>
        <table:table-column table:style-name="co7" table:default-cell-style-name="Default"/>
        <table:table-column table:style-name="co2" table:number-columns-repeated="1003" table:default-cell-style-name="Default"/>
        <table:table-row table:style-name="ro2"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eo_type</text:p>
          </table:table-cell>
          <table:table-cell table:style-name="ce14" office:value-type="string" calcext:value-type="string">
            <text:p>geo_pol_type</text:p>
          </table:table-cell>
          <table:table-cell table:style-name="ce14" office:value-type="string" calcext:value-type="string">
            <text:p>cultural_type</text:p>
          </table:table-cell>
          <table:table-cell table:style-name="ce11" office:value-type="string" calcext:value-type="string">
            <text:p>G</text:p>
          </table:table-cell>
          <table:table-cell table:style-name="ce19" office:value-type="string" calcext:value-type="string">
            <text:p>Eu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v2</text:p>
          </table:table-cell>
          <table:table-cell table:style-name="ce11" office:value-type="string" calcext:value-type="string">
            <text:p>G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to</text:p>
          </table:table-cell>
          <table:table-cell table:style-name="ce1" table:number-columns-repeated="1001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>
          <table:table-cell table:style-name="ce13"/>
          <table:table-cell table:number-columns-repeated="6"/>
          <table:table-cell table:style-name="ce13"/>
          <table:table-cell table:style-name="ce19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3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6"/>
        </table:table-row>
        <table:table-row table:style-name="ro2" table:number-rows-repeated="1048550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  <table:database-ranges>
        <table:database-range table:name="__Anonymous_Sheet_DB__2" table:target-range-address="Local_Space.M2:Local_Space.R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Gavor.C2:Gavor.E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Lurabar.I2:Lurabar.K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Saskantinon.C2:Saskantinon.F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6" table:target-range-address="'The Heliopticon'.I2:'The Heliopticon'.K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'Borded Federation'.I2:'Borded Federation'.K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8" table:target-range-address="'Kahila Lands'.I3:'Kahila Lands'.K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9" table:target-range-address="'Outer Lands'.I2:'Outer Lands'.K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Southern Lands'.J2:'Southern Lands'.L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'Weir Lands'.J2:'Weir Lands'.L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2" table:target-range-address="'Border Lands'.J2:'Border Lands'.L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9:06:12.418675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0T18:24:24.592590736</meta:creation-date>
    <dc:date>2022-05-28T21:05:25.191516264</dc:date>
    <meta:editing-duration>PT23H22M30S</meta:editing-duration>
    <meta:editing-cycles>177</meta:editing-cycles>
    <meta:generator>LibreOffice/7.3.2.2$MacOSX_X86_64 LibreOffice_project/49f2b1bff42cfccbd8f788c8dc32c1c309559be0</meta:generator>
    <meta:document-statistic meta:table-count="13" meta:cell-count="1646" meta:object-count="0"/>
  </office:meta>
</office:document-meta>
</file>